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 equipment to the starting packages.</text:p>
      <text:p text:style-name="Standard"/>
      <text:p text:style-name="Standard">Write an in game spoilers dialog detailing combat mechanics.</text:p>
      <text:p text:style-name="Standard"/>
      <text:p text:style-name="Standard">Write an in game help file similar to ToMEs lore system. <text:s/>It will be populated as the player learns more.</text:p>
      <text:p text:style-name="Standard"/>
      <text:p text:style-name="Standard">Add more 'escape' options such as audio (see how ToME does it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M7S</meta:editing-duration>
    <meta:editing-cycles>3</meta:editing-cycles>
    <meta:generator>OpenOffice.org/3.3$Win32 OpenOffice.org_project/330m20$Build-9567</meta:generator>
    <dc:date>2012-05-01T02:24:59.94</dc:date>
    <meta:document-statistic meta:table-count="0" meta:image-count="0" meta:object-count="0" meta:page-count="1" meta:paragraph-count="4" meta:word-count="47" meta:character-count="267"/>
    <dc:creator>Eric Wykoff</dc:creator>
    <meta:user-defined meta:name="Info 1"/>
    <meta:user-defined meta:name="Info 2"/>
    <meta:user-defined meta:name="Info 3"/>
    <meta:user-defined meta:name="Info 4"/>
  </office:meta>
</office:document-meta>
</file>